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E0000018BA28C41C53352E4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eb319"/>
    </style:style>
    <style:style style:name="T2" style:family="text">
      <style:text-properties officeooo:rsid="001212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1">812</text:span>: <text:span text:style-name="T2">CRIAR REMESSA ZGAA – CENÁRIO 04</text:span></text:p>
      <text:p text:style-name="P1"><draw:frame draw:style-name="fr1" draw:name="Figura1" text:anchor-type="paragraph" svg:width="17cm" svg:height="6.092cm" draw:z-index="0"><draw:image xlink:href="Pictures/100000000000044E0000018BA28C41C53352E49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21T16:19:45.113000000</dc:date>
    <meta:editing-duration>PT3H30M37S</meta:editing-duration>
    <meta:editing-cycles>12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9" meta:character-count="48" meta:non-whitespace-character-count="39"/>
  </office:meta>
</office:document-meta>
</file>